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a88c" officeooo:paragraph-rsid="0019a88c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9a88c" officeooo:paragraph-rsid="0019a88c" style:font-size-asian="22pt" style:font-weight-asian="bold" style:font-size-complex="22pt" style:font-weight-complex="bold"/>
    </style:style>
    <style:style style:name="T1" style:family="text">
      <style:text-properties officeooo:rsid="001b7963"/>
    </style:style>
    <style:style style:name="T2" style:family="text">
      <style:text-properties officeooo:rsid="001d3c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 DO</text:p>
      <text:p text:style-name="P1"/>
      <text:p text:style-name="P1">- Don't use NCEP reanalysis 1 <text:span text:style-name="T2">but </text:span>2 <text:span text:style-name="T2">may be okay</text:span></text:p>
      <text:p text:style-name="P1"><text:tab/>-<text:span text:style-name="T1">CFSR may be useable</text:span></text:p>
      <text:p text:style-name="P1">- Era-Interim – <text:span text:style-name="T2">This is the best</text:span></text:p>
      <text:p text:style-name="P1">- NERRA</text:p>
      <text:p text:style-name="P1">- C20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09:00:44.119955109</meta:creation-date>
    <dc:date>2016-09-14T09:14:28.298736986</dc:date>
    <meta:editing-duration>PT1M2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27" meta:character-count="118" meta:non-whitespace-character-count="95"/>
  </office:meta>
</office:document-meta>
</file>